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23T14:45:06.77">
            <text:p>2020/7/23 14:45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45cm" draw:caption-point-x="-0.61cm" draw:caption-point-y="0.536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23T14:45:07.38">
            <text:p>20/07/23 14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/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/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/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23T14:45:07.43">
            <text:p>2020/7/23 14:45</text:p>
          </table:table-cell>
          <table:table-cell table:formula="of:=NOW()" office:value-type="date" office:date-value="2020-07-23T14:45:07.43">
            <text:p>2020/7/23 14:45</text:p>
          </table:table-cell>
          <table:table-cell table:formula="of:=NOW()" office:value-type="date" office:date-value="2020-07-23T14:45:07.43">
            <text:p>2020/7/23 14:4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23T14:45:06.77">
            <text:p>2020/7/23 14:45</text:p>
          </table:table-cell>
          <table:table-cell table:formula="of:=NOW()" office:value-type="date" office:date-value="2020-07-23T14:45:06.77">
            <text:p>2020/7/23 14:45</text:p>
          </table:table-cell>
          <table:table-cell table:formula="of:=NOW()" office:value-type="date" office:date-value="2020-07-23T14:45:06.77">
            <text:p>2020/7/23 14:4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23T14:45:06.77">
            <text:p>2020/7/23 14:45</text:p>
          </table:table-cell>
          <table:table-cell table:style-name="ce9" table:formula="of:=NOW()" office:value-type="date" office:date-value="2020-07-23T14:45:06.77">
            <text:p>2020/7/23 14:45</text:p>
          </table:table-cell>
          <table:table-cell table:style-name="ce9" table:formula="of:=NOW()" office:value-type="date" office:date-value="2020-07-23T14:45:06.77">
            <text:p>2020/7/23 14:4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020/07/23</text:date>, <text:time>14:49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23T14:49:31.46</dc:date>
    <dc:creator>iwabuchi ken</dc:creator>
    <meta:editing-duration>P1DT21H19M54S</meta:editing-duration>
    <meta:editing-cycles>107</meta:editing-cycles>
    <meta:generator>OpenOffice/4.1.3$Win32 OpenOffice.org_project/413m1$Build-9783</meta:generator>
    <meta:document-statistic meta:table-count="6" meta:cell-count="6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